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fo:font-weight="normal" style:font-weight-asian="normal" style:font-weight-complex="normal"/>
    </style:style>
    <style:style style:name="P2" style:family="paragraph" style:parent-style-name="Standard">
      <style:paragraph-properties fo:line-height="150%" fo:text-align="start" style:justify-single-word="false"/>
      <style:text-properties style:font-name="Times New Roman" fo:font-weight="normal" style:font-weight-asian="normal" style:font-weight-complex="normal"/>
    </style:style>
    <style:style style:name="P3" style:family="paragraph" style:parent-style-name="Standard">
      <style:paragraph-properties fo:text-align="start" style:justify-single-word="false"/>
      <style:text-properties style:font-name="Times New Roman" fo:font-style="italic"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paragraph-properties fo:line-height="150%"/>
    </style:style>
    <style:style style:name="P7" style:family="paragraph" style:parent-style-name="Heading_20_1">
      <style:paragraph-properties fo:line-height="150%" fo:text-align="center" style:justify-single-word="false"/>
      <style:text-properties fo:color="#000000"/>
    </style:style>
    <style:style style:name="P8" style:family="paragraph" style:parent-style-name="Standard">
      <style:text-properties style:font-name="Times New Roman" fo:font-size="12pt" fo:font-weight="normal" style:font-weight-asian="normal" style:font-weight-complex="normal"/>
    </style:style>
    <style:style style:name="P9" style:family="paragraph" style:parent-style-name="Standard">
      <style:paragraph-properties fo:line-height="150%"/>
      <style:text-properties style:font-name="Times New Roman" fo:font-size="12pt" fo:font-weight="normal" style:font-weight-asian="normal" style:font-weight-complex="normal"/>
    </style:style>
    <style:style style:name="P10" style:family="paragraph" style:parent-style-name="Standard">
      <style:paragraph-properties fo:line-height="150%"/>
      <style:text-properties style:font-name="Times New Roman" fo:font-size="12pt" fo:font-weight="bold" style:font-weight-asian="bold" style:font-weight-complex="bold"/>
    </style:style>
    <style:style style:name="P11" style:family="paragraph" style:parent-style-name="Standard" style:list-style-name="L1">
      <style:paragraph-properties fo:line-height="150%" fo:text-align="start" style:justify-single-word="false"/>
      <style:text-properties style:font-name="Times New Roman" fo:font-weight="bold" style:font-weight-asian="bold" style:font-weight-complex="bold"/>
    </style:style>
    <style:style style:name="P12" style:family="paragraph" style:parent-style-name="Standard" style:list-style-name="L1">
      <style:paragraph-properties fo:line-height="150%" fo:text-align="start" style:justify-single-word="false"/>
      <style:text-properties style:font-name="Times New Roman" fo:font-weight="normal" style:font-weight-asian="normal" style:font-weight-complex="normal"/>
    </style:style>
    <style:style style:name="P13" style:family="paragraph" style:parent-style-name="Standard" style:list-style-name="L3">
      <style:paragraph-properties fo:line-height="150%" fo:text-align="start" style:justify-single-word="false"/>
      <style:text-properties style:font-name="Times New Roman" fo:font-weight="normal" style:font-weight-asian="normal" style:font-weight-complex="normal"/>
    </style:style>
    <style:style style:name="P14" style:family="paragraph" style:parent-style-name="Standard">
      <style:paragraph-properties fo:line-height="150%" fo:text-align="start" style:justify-single-word="false"/>
      <style:text-properties style:font-name="Times New Roman" fo:font-size="11.25pt" fo:font-weight="normal" style:font-weight-asian="normal" style:font-weight-complex="normal"/>
    </style:style>
    <style:style style:name="P15" style:family="paragraph" style:parent-style-name="Standard" style:list-style-name="L3">
      <style:paragraph-properties fo:line-height="150%" fo:text-align="start" style:justify-single-word="false"/>
      <style:text-properties style:font-name="Times New Roman" fo:font-size="11.25pt" fo:font-weight="normal" style:font-weight-asian="normal" style:font-weight-complex="normal"/>
    </style:style>
    <style:style style:name="P16" style:family="paragraph" style:parent-style-name="Standard">
      <style:paragraph-properties fo:text-align="start" style:justify-single-word="false"/>
      <style:text-properties style:font-name="Times New Roman" fo:font-size="11.25pt" fo:font-style="italic" fo:font-weight="normal" style:font-style-asian="italic" style:font-weight-asian="normal" style:font-style-complex="italic" style:font-weight-complex="normal"/>
    </style:style>
    <style:style style:name="P17" style:family="paragraph" style:parent-style-name="Standard" style:list-style-name="L2">
      <style:paragraph-properties fo:line-height="150%"/>
    </style:style>
    <style:style style:name="T1" style:family="text">
      <style:text-properties fo:font-size="12pt"/>
    </style:style>
    <style:style style:name="T2" style:family="text">
      <style:text-properties fo:font-size="12pt" fo:font-weight="bold" style:font-weight-asian="bold" style:font-weight-complex="bold"/>
    </style:style>
    <style:style style:name="T3" style:family="text">
      <style:text-properties fo:font-size="12pt" style:text-underline-style="solid" style:text-underline-width="auto" style:text-underline-color="font-color"/>
    </style:style>
    <style:style style:name="T4" style:family="text">
      <style:text-properties fo:font-size="11.25pt"/>
    </style:style>
    <style:style style:name="T5" style:family="text">
      <style:text-properties fo:font-weight="bold" style:font-weight-asian="bold" style:font-weight-complex="bold"/>
    </style:style>
    <style:style style:name="T6" style:family="text">
      <style:text-properties style:font-name="Times New Roman" fo:font-size="11.25pt"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ragraph" style:horizontal-pos="from-left" style:horizontal-rel="paragraph" fo:padding="0.15cm" fo:border="0.088cm solid #990066" style:shadow="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Cadre5" text:anchor-type="paragraph" svg:x="1.979cm" svg:y="0.346cm" svg:width="13.095cm" draw:z-index="0"><draw:text-box fo:min-height="2.277cm"><text:h text:style-name="P7" text:outline-level="1">HARS/HAM-A Score<text:line-break/>Hamilton Anxiety Rating Scale</text:h></draw:text-box></draw:frame></text:p>
      <text:p text:style-name="Standard"/>
      <text:p text:style-name="P8"/>
      <text:p text:style-name="P8"/>
      <text:p text:style-name="P8"/>
      <text:p text:style-name="P8"/>
      <text:p text:style-name="P8"/>
      <text:p text:style-name="P8"/>
      <text:p text:style-name="P8"/>
      <text:p text:style-name="P9"><text:s/></text:p>
      <text:p text:style-name="P9"/>
      <text:p text:style-name="P1"><text:span text:style-name="T1">→ évalue l’</text:span><text:span text:style-name="T2">intensité des symptômes reliés à l’anxiété</text:span></text:p>
      <text:p text:style-name="P10"/>
      <text:p text:style-name="P9">Population cible : Adultes, adolescents et enfants</text:p>
      <text:p text:style-name="P2"/>
      <text:p text:style-name="P2">Liste des 13 symptômes items de l'anxiété proposés (+ comportement durant l'entretien) du questionnaire :</text:p>
      <text:p text:style-name="P2"/>
      <text:list xml:id="list2509355341835131796" text:style-name="L1">
        <text:list-item>
          <text:p text:style-name="P11">Humeur anxieuse </text:p>
          <text:p text:style-name="P12">Cet item couvre la condition émotionnelle d'incertitude devant le futur, allant de l'inquiétude, l'irritabilité, ainsi que de l'appréhension à un effroi irrésistible.<text:line-break/></text:p>
        </text:list-item>
        <text:list-item>
          <text:p text:style-name="P12"><text:span text:style-name="T5">Tension nerveuse</text:span> </text:p>
          <text:p text:style-name="P12">Cet item inclut l'incapacité à se détendre, la nervosité, la tension physique, les tremblements et la fatigue agitée. <text:line-break/></text:p>
        </text:list-item>
        <text:list-item>
          <text:p text:style-name="P12"><text:span text:style-name="T5">Craintes</text:span> </text:p>
          <text:p text:style-name="P12">Cet item inclut la crainte d'être dans une foule, des animaux, d'être dans des lieux publics, d'être seul(e), de la circulation, des inconnus, du noir etc. Il est important de noter s'il y a eu davantage d'anxiété phobique que d'habitude pendant cet épisode.<text:line-break/></text:p>
        </text:list-item>
        <text:list-item>
          <text:p text:style-name="P12"><text:span text:style-name="T5">Insomnie</text:span> </text:p>
          <text:p text:style-name="P12">Cet item couvre l'expérience subjective du/de la patient(e) concernant la durée et la profondeur de son sommeil pendant les trois nuits précédentes. A noter que l'administration de calmants ou de sédatifs n'est pas prise en considération</text:p>
          <text:p text:style-name="P12"/>
        </text:list-item>
        <text:list-item>
          <text:p text:style-name="P12"><text:span text:style-name="T5">Troubles de la concentration et de la mémoire</text:span> <text:line-break/>Cet item couvre les difficultés de concentration, ainsi que celles à prendre des décisions <text:soft-page-break/>dans des domaines quotidiens, et les problèmes de mémoire<text:line-break/></text:p>
        </text:list-item>
        <text:list-item>
          <text:p text:style-name="P12"><text:span text:style-name="T5">Humeur dépressive</text:span> <text:line-break/>Cet item couvre à la fois la communication non-verbale de la tristesse, de la déprime, de l'abattement, de la sensation d'impuissance, et de la perte d'espoir. <text:line-break/></text:p>
        </text:list-item>
        <text:list-item>
          <text:p text:style-name="P12"><text:span text:style-name="T5">Symptômes somatiques généraux : musculaires </text:span><text:line-break/>Faiblesse, raideur, allodynie ou douleurs, situées de manière plus ou moins diffuse dans les muscles, comme de la douleur à la mâchoire ou à la nuque.<text:line-break/> </text:p>
        </text:list-item>
        <text:list-item>
          <text:p text:style-name="P12"><text:span text:style-name="T5">Symptômes somatiques généraux : sensoriels </text:span><text:line-break/>Cet item inclut une fatigabilité accrue ainsi que de la faiblesse ou des perturbations réelles des sens, incluant l'acouphène, la vision floue, des bouffées de chaleur ou de froid, et des sensations de fourmillements<text:line-break/></text:p>
        </text:list-item>
        <text:list-item>
          <text:p text:style-name="P12"><text:span text:style-name="T5">Symptômes cardio-vasculaires </text:span><text:line-break/>Cet item inclut la tachycardie, les palpitations, l'oppression, la douleur dans la poitrine, la sensation de pulsations, de « cognement » dans les vaisseaux sanguins, ainsi que <text:s/>la sensation de devoir s'évanouir. <text:line-break/></text:p>
        </text:list-item>
        <text:list-item>
          <text:p text:style-name="P12"><text:span text:style-name="T5">Symptômes respiratoires </text:span><text:line-break/>Sensations de constriction ou de contraction dans la gorge ou la poitrine et respiration soupirante <text:line-break/></text:p>
        </text:list-item>
        <text:list-item>
          <text:p text:style-name="P12"><text:span text:style-name="T5">Symptômes gastro-intestinaux </text:span><text:line-break/>Cet item couvre les difficultés à avaler, la sensation de « descente » brusque de l'estomac, la dyspepsie (sensation de brûlant dans l'oesophage ou l'estomac), les douleurs abdominales mises en relation avec les repas, la sensation d'être « rempli », la nausée, les vomissements, les gargouillements abdominaux et la diarrhée. <text:line-break/></text:p>
        </text:list-item>
        <text:list-item>
          <text:p text:style-name="P12"><text:span text:style-name="T5">Symptômes urinaires et génitaux </text:span><text:line-break/>Cet item inclut des symptômes non lésionnels ou psychiques comme un besoin d'uriner plus fréquent <text:s/>ou plus urgent, des irrégularités du rythme menstruel, l'anorgasmie, douleurs pendant les rapports (dyspareunie), éjaculation précoce, perte de l'érection.<text:line-break/></text:p>
        </text:list-item>
        <text:list-item>
          <text:p text:style-name="P12"><text:soft-page-break/><text:span text:style-name="T5"><text:s/>Autres symptômes du SNA </text:span><text:line-break/>Cet item inclut la sécheresse buccale, les rougeurs ou la pâleur, les bouffées de transpiration et les vertiges<text:line-break/></text:p>
        </text:list-item>
        <text:list-item>
          <text:p text:style-name="P12"><text:s/><text:span text:style-name="T5">Comportement pendant l'entretien </text:span><text:line-break/>Le/la patient(e) peut paraître tendu(e), nerveux(se), agité(e), inquiète, tremblant(e), pâle, en hyperventilation ou en sueur, pendant l'entretien. Une estimation globale est faite sur base de ces observations. </text:p>
        </text:list-item>
      </text:list>
      <text:p text:style-name="P2"/>
      <text:p text:style-name="P5">Cotation des items :</text:p>
      <text:p text:style-name="P6"/>
      <text:p text:style-name="P6">Le professionnel de santé doit choisir pour chaque symptôme, l’intensité qui lui paraît le mieux correspondre à l’état du patient :</text:p>
      <text:list xml:id="list8759498236228890302" text:style-name="L2">
        <text:list-item>
          <text:p text:style-name="P17">0 : absent</text:p>
        </text:list-item>
        <text:list-item>
          <text:p text:style-name="P17">1 : léger</text:p>
        </text:list-item>
        <text:list-item>
          <text:p text:style-name="P17">2 : moyen</text:p>
        </text:list-item>
        <text:list-item>
          <text:p text:style-name="P17">3 : fort</text:p>
        </text:list-item>
        <text:list-item>
          <text:p text:style-name="P17">4 : maximal<text:line-break/></text:p>
        </text:list-item>
      </text:list>
      <text:p text:style-name="P6">La cotation est déterminée par la symptomatologie actuelle, c’est-à-dire le comportement au cours de l’entretien ou les symptômes déjà présentés par le patient.</text:p>
      <text:p text:style-name="P1"><text:span text:style-name="T1"><text:line-break/></text:span><text:span text:style-name="T3">Cotation score global :</text:span></text:p>
      <text:p text:style-name="P9"/>
      <text:p text:style-name="P14">La note globale est la somme des notes obtenues à chacun des items. Elle varie de 0 à 56.</text:p>
      <text:p text:style-name="P14">Il est possible d’avoir 2 notes partielles :</text:p>
      <text:list xml:id="list2013702890149412362" text:style-name="L3">
        <text:list-item>
          <text:list>
            <text:list-item>
              <text:p text:style-name="P15">une note d’anxiété psychique : somme des items 1-2-3-4-5-6-14</text:p>
            </text:list-item>
            <text:list-item>
              <text:p text:style-name="P13"><text:span text:style-name="T4">une note d’anxiété somatique : somme des items 7 à 13</text:span><text:span text:style-name="T1"> <text:line-break/></text:span></text:p>
            </text:list-item>
          </text:list>
        </text:list-item>
      </text:list>
      <text:p text:style-name="P9">On considère :</text:p>
      <text:p text:style-name="P1"><text:span text:style-name="T1">→ Score jusque 17: anxiété légère</text:span> </text:p>
      <text:p text:style-name="P1"><text:span text:style-name="T1">→ 18</text:span> – <text:span text:style-name="T1">24: anxiété légère</text:span> <text:span text:style-name="T1">à modérée</text:span> </text:p>
      <text:p text:style-name="P1"><text:span text:style-name="T1">→ 25</text:span> – <text:span text:style-name="T1">30: anxiété modérée</text:span> <text:span text:style-name="T1">à grave</text:span> </text:p>
      <text:p text:style-name="P3"><text:span text:style-name="T4">Normes d’après Bech et coll. (1989) :</text:span> <text:span text:style-name="T4">de 0 à 5 = pas d’anxiété ; de 6 à 14 = anxiété mineure ;</text:span> <text:span text:style-name="T4">15 et plus = anxiété majeure</text:span></text:p>
      <text:p text:style-name="P16"><text:soft-page-break/></text:p>
      <text:p text:style-name="P3"><text:span text:style-name="T4">Despite their wide usage, the HRSD and the HARS have been criticized on a number of grounds. Specifically, researchers have questioned the content validity of these scales: HRSD items capture many symptoms thought to be characteristic of anxiety but not depression, and HARS items capture symptoms thought to be characteristic of depression but not anxiety (</text:span><text:bookmark text:name="__tag_628798847"/><text:a xlink:type="simple" xlink:href="https://www.ncbi.nlm.nih.gov/pmc/articles/PMC5533646/#R4" text:style-name="Internet_20_link" text:visited-style-name="Visited_20_Internet_20_Link"><text:span text:style-name="T4">Bagby et al., 2004</text:span></text:a><text:span text:style-name="T4">; </text:span><text:bookmark text:name="__tag_628798833"/><text:a xlink:type="simple" xlink:href="https://www.ncbi.nlm.nih.gov/pmc/articles/PMC5533646/#R22" text:style-name="Internet_20_link" text:visited-style-name="Visited_20_Internet_20_Link"><text:span text:style-name="T4">Maier et al., 1988</text:span></text:a><text:span text:style-name="T4">). Further, researchers have noted that the HRSD and HARS fail to capture important aspects of depression and anxiety, respectively. For example, the HARS has been criticized for not adequately measuring worry, a key feature of anxiety (</text:span><text:bookmark text:name="__tag_629790534"/><text:a xlink:type="simple" xlink:href="https://www.ncbi.nlm.nih.gov/pmc/articles/PMC5533646/#R21" text:style-name="Internet_20_link" text:visited-style-name="Visited_20_Internet_20_Link"><text:span text:style-name="T4">Koerner et al., 2010</text:span></text:a><text:span text:style-name="T4">). Empirical research has also raised questions about the criterion-related validity of the scales: One study found that the HARS failed to effectively distinguish between anxious and depressed individuals </text:span></text:p>
      <text:p text:style-name="P16"/>
      <text:p text:style-name="P4"><text:span text:style-name="T6">internal consistency : </text:span><text:span text:style-name="T4">α = .78 for the HARS </text:span></text:p>
      <text:p text:style-name="P16"/>
      <text:p text:style-name="P4"><text:a xlink:type="simple" xlink:href="https://www.ncbi.nlm.nih.gov/pmc/articles/PMC5533646/" text:style-name="Internet_20_link" text:visited-style-name="Visited_20_Internet_20_Link"><text:span text:style-name="T6">https://www.ncbi.nlm.nih.gov/pmc/articles/PMC5533646/</text:span></text:a></text:p>
      <text:p text:style-name="P16">→ des infos sur la validité du HARS originel et du HARS-R qui est la version révisée du HARS qui comprend l'entretien semi structuré . Je ne sais pas quelle version du HARS a été utilisée, on a pas vmt d'infos dessus</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23T15:52:58.72</meta:creation-date>
    <dc:date>2020-04-24T15:37:23.91</dc:date>
    <meta:editing-duration>PT2H2M41S</meta:editing-duration>
    <meta:editing-cycles>3</meta:editing-cycles>
    <meta:generator>OpenOffice/4.1.6$Win32 OpenOffice.org_project/416m1$Build-9790</meta:generator>
    <meta:document-statistic meta:table-count="0" meta:image-count="0" meta:object-count="0" meta:page-count="4" meta:paragraph-count="45" meta:word-count="855" meta:character-count="5408"/>
  </office:meta>
</office:document-meta>
</file>